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edStringValue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se64ReaderInputStream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fferedStringValue.BufferedStringValue( NamePathResolver n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fferedStringValue.getInternalValue( int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ufferedStringValue.r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fferedStringValue.getValue( int targetType , NamePathResolver resolv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ufferedStringValue.retriev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ase64ReaderInputStream.Base64ReaderInputStream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fferedStringValue.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fferedStringValue.append( char [ ] chars , int start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ufferedStringValue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64ReaderInputStream.fillBuff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fferedStringValue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